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BE26086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639cm, 2.47cm, 6.47cm, 0.38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43cm" svg:height="20.1cm" svg:x="0.991cm" svg:y="2.391cm">
          <draw:image xlink:href="Pictures/10000000000005E8000007E0BE2608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3T08:47:51.946828455</dc:date>
    <meta:editing-duration>PT3M46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